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75fb4" officeooo:paragraph-rsid="00075fb4" style:font-size-asian="10pt" style:font-size-complex="10pt"/>
    </style:style>
    <style:style style:name="P2" style:family="paragraph" style:parent-style-name="Heading_20_1">
      <style:text-properties officeooo:paragraph-rsid="000850c5"/>
    </style:style>
    <style:style style:name="T1" style:family="text">
      <style:text-properties officeooo:rsid="000850c5"/>
    </style:style>
    <style:style style:name="T2" style:family="text">
      <style:text-properties fo:font-size="12pt" officeooo:rsid="000850c5" style:font-size-asian="12pt" style:font-size-complex="12pt"/>
    </style:style>
    <style:style style:name="T3" style:family="text">
      <style:text-properties fo:font-size="12pt" fo:font-weight="normal" officeooo:rsid="000850c5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a xlink:type="simple" xlink:href="https://sourcemaking.com/design_patterns/abstract_factory/php/3" text:style-name="Internet_20_link" text:visited-style-name="Visited_20_Internet_20_Link"><text:span text:style-name="Strong_20_Emphasis"><text:span text:style-name="T3">https://sourcemaking.com/design_patterns/abstract_factory/php/3</text:span></text:span></text:a></text:h>
      <text:h text:style-name="Heading_20_1" text:outline-level="1"><text:span text:style-name="Strong_20_Emphasis">Abstract Factory</text:span> in <text:span text:style-name="Emphasis">PHP</text:span></text:h>
      <text:p text:style-name="P1">&lt;?php</text:p>
      <text:p text:style-name="P1">/**</text:p>
      <text:p text:style-name="P1"><text:s/>* Abstract Factory classes</text:p>
      <text:p text:style-name="P1"><text:s/>*/</text:p>
      <text:p text:style-name="P1"/>
      <text:p text:style-name="P1">abstract class DB_Abstraction_Factory {</text:p>
      <text:p text:style-name="P1"><text:s text:c="4"/>protected $settings = array();</text:p>
      <text:p text:style-name="P1"><text:s text:c="4"/>protected function __construct() {</text:p>
      <text:p text:style-name="P1"><text:s text:c="8"/>$this-&gt;settings = Settings::getInstance();</text:p>
      <text:p text:style-name="P1"><text:s text:c="4"/>}</text:p>
      <text:p text:style-name="P1"><text:s/></text:p>
      <text:p text:style-name="P1"><text:s text:c="4"/>abstract public function createInstance();</text:p>
      <text:p text:style-name="P1">}</text:p>
      <text:p text:style-name="P1"><text:s/></text:p>
      <text:p text:style-name="P1">class DB_Abstraction_Factory_ADODB extends DB_Abstraction_Factory {</text:p>
      <text:p text:style-name="P1"><text:s text:c="4"/>public function __construct() {</text:p>
      <text:p text:style-name="P1"><text:s text:c="8"/>parent::__construct();</text:p>
      <text:p text:style-name="P1"><text:s text:c="4"/>}</text:p>
      <text:p text:style-name="P1"><text:s text:c="4"/>public function createInstance() {</text:p>
      <text:p text:style-name="P1"><text:s text:c="8"/>require_once('/path/to/adodb_lite/adodb.inc.php');</text:p>
      <text:p text:style-name="P1"><text:s text:c="8"/>$dsn = $this-&gt;settings['db.dsn'];</text:p>
      <text:p text:style-name="P1"><text:s text:c="8"/>$db = ADONewConnection($dsn);</text:p>
      <text:p text:style-name="P1"><text:s text:c="8"/>return $db;</text:p>
      <text:p text:style-name="P1"><text:s text:c="4"/>}</text:p>
      <text:p text:style-name="P1">}</text:p>
      <text:p text:style-name="P1"><text:s/></text:p>
      <text:p text:style-name="P1">class DB_Abstraction_Factory_MDB2 extends DB_Abstraction_Factory {</text:p>
      <text:p text:style-name="P1"><text:s text:c="4"/>public function __construct() {</text:p>
      <text:p text:style-name="P1"><text:s text:c="8"/>parent::__construct();</text:p>
      <text:p text:style-name="P1"><text:s text:c="4"/>}</text:p>
      <text:p text:style-name="P1"><text:s text:c="4"/>public function createInstance() {</text:p>
      <text:p text:style-name="P1"><text:s text:c="8"/>require_once 'MDB2.php';</text:p>
      <text:p text:style-name="P1"><text:s text:c="8"/>$dsn = $this-&gt;settings['db.dsn'];</text:p>
      <text:p text:style-name="P1"><text:s text:c="8"/>$db = MDB2::factory($dsn);</text:p>
      <text:p text:style-name="P1"><text:s text:c="8"/>return $db;</text:p>
      <text:p text:style-name="P1"><text:s text:c="4"/>}</text:p>
      <text:p text:style-name="P1">}</text:p>
      <text:p text:style-name="P1"/>
      <text:p text:style-name="P1">class DB_Abstraction_AbstractFactory {</text:p>
      <text:p text:style-name="P1"><text:s text:c="4"/>public static function getFactory() {</text:p>
      <text:p text:style-name="P1"><text:s text:c="8"/>$settings = Settings::getInstance();</text:p>
      <text:p text:style-name="P1"><text:s text:c="8"/>switch($settings['db.library'])</text:p>
      <text:p text:style-name="P1"><text:s text:c="8"/>{</text:p>
      <text:p text:style-name="P1"><text:s text:c="12"/>case 'adodblite':</text:p>
      <text:p text:style-name="P1"><text:s text:c="16"/>$factory = new DB_Abstraction_Factory_ADODBLITE();</text:p>
      <text:p text:style-name="P1"><text:s text:c="12"/>break;</text:p>
      <text:p text:style-name="P1"><text:s text:c="12"/>case 'mdb2';</text:p>
      <text:p text:style-name="P1"><text:s text:c="16"/>$factory = new DB_Abstraction_Factory_MDB2();</text:p>
      <text:p text:style-name="P1"><text:s text:c="12"/>break;</text:p>
      <text:p text:style-name="P1"><text:s text:c="8"/>}</text:p>
      <text:p text:style-name="P1"><text:s text:c="8"/>return $factory;</text:p>
      <text:p text:style-name="P1"><text:s text:c="4"/>}</text:p>
      <text:p text:style-name="P1"><text:s/>}</text:p>
      <text:p text:style-name="P1"/>
      <text:p text:style-name="P1">/**</text:p>
      <text:p text:style-name="P1"><text:s/>* Client's code</text:p>
      <text:p text:style-name="P1"><text:s/>*/</text:p>
      <text:p text:style-name="P1"><text:soft-page-break/></text:p>
      <text:p text:style-name="P1">// instantiate Abstract Factory</text:p>
      <text:p text:style-name="P1">$abstractfactory = new DB_Abstraction_AbstractFactory();</text:p>
      <text:p text:style-name="P1"><text:s/></text:p>
      <text:p text:style-name="P1">// fetch a concrete Factory (decision handled in Abstract Factory static method)</text:p>
      <text:p text:style-name="P1">$factory = $abstractfactory::getFactory();</text:p>
      <text:p text:style-name="P1"><text:s/></text:p>
      <text:p text:style-name="P1">// use concrete Factory to create a database connection object from</text:p>
      <text:p text:style-name="P1">// the selected database abstraction library</text:p>
      <text:p text:style-name="P1">$db = $factory-&gt;createInstance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8:20:57.469174046</meta:creation-date>
    <dc:date>2020-03-20T22:20:45.402120385</dc:date>
    <meta:editing-duration>PT2M9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65" meta:word-count="166" meta:character-count="1786" meta:non-whitespace-character-count="1406"/>
  </office:meta>
</office:document-meta>
</file>